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7cc9" officeooo:paragraph-rsid="001d7cc9"/>
    </style:style>
    <style:style style:name="P2" style:family="paragraph" style:parent-style-name="Standard">
      <style:text-properties officeooo:rsid="002032c3" officeooo:paragraph-rsid="002032c3"/>
    </style:style>
    <style:style style:name="P3" style:family="paragraph" style:parent-style-name="Standard">
      <style:text-properties fo:font-weight="bold" officeooo:rsid="001ea410" officeooo:paragraph-rsid="001ea410" style:font-weight-asian="bold" style:font-weight-complex="bold"/>
    </style:style>
    <style:style style:name="P4" style:family="paragraph" style:parent-style-name="Standard">
      <style:text-properties fo:font-weight="bold" officeooo:rsid="0020c9d8" officeooo:paragraph-rsid="0020c9d8" style:font-weight-asian="bold" style:font-weight-complex="bold"/>
    </style:style>
    <style:style style:name="P5" style:family="paragraph" style:parent-style-name="Standard">
      <style:text-properties fo:font-weight="bold" officeooo:rsid="0020c9d8" officeooo:paragraph-rsid="0020c9d8" style:font-weight-asian="bold" style:font-weight-complex="bold"/>
    </style:style>
    <style:style style:name="P6" style:family="paragraph" style:parent-style-name="Standard">
      <style:text-properties fo:font-weight="bold" officeooo:rsid="0020c9d8" officeooo:paragraph-rsid="002b2dd4" style:font-weight-asian="bold" style:font-weight-complex="bold"/>
    </style:style>
    <style:style style:name="P7" style:family="paragraph" style:parent-style-name="Standard">
      <style:text-properties fo:font-weight="bold" officeooo:rsid="00280f81" officeooo:paragraph-rsid="00280f81" style:font-weight-asian="bold" style:font-weight-complex="bold"/>
    </style:style>
    <style:style style:name="P8" style:family="paragraph" style:parent-style-name="Standard">
      <style:text-properties fo:font-weight="bold" officeooo:rsid="002032c3" officeooo:paragraph-rsid="002b2dd4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fo:color="#00cc00" fo:font-size="15pt" fo:font-weight="bold" officeooo:rsid="00331902" officeooo:paragraph-rsid="00331902" fo:background-color="#ffffff" style:font-size-asian="15pt" style:font-weight-asian="bold" style:font-size-complex="15pt" style:font-weight-complex="bold"/>
    </style:style>
    <style:style style:name="P10" style:family="paragraph" style:parent-style-name="Standard">
      <style:text-properties officeooo:rsid="001ea410" officeooo:paragraph-rsid="002b2dd4"/>
    </style:style>
    <style:style style:name="P11" style:family="paragraph" style:parent-style-name="Standard">
      <style:text-properties officeooo:rsid="002032c3" officeooo:paragraph-rsid="002032c3"/>
    </style:style>
    <style:style style:name="P12" style:family="paragraph" style:parent-style-name="Standard">
      <style:text-properties officeooo:rsid="002dcfb1" officeooo:paragraph-rsid="002dcfb1"/>
    </style:style>
    <style:style style:name="P13" style:family="paragraph" style:parent-style-name="Standard">
      <style:text-properties fo:font-size="10pt" officeooo:rsid="001ea410" officeooo:paragraph-rsid="003057ef" style:font-size-asian="10pt" style:font-size-complex="10pt"/>
    </style:style>
    <style:style style:name="P14" style:family="paragraph" style:parent-style-name="Standard">
      <style:text-properties fo:font-size="10pt" officeooo:rsid="001ea410" officeooo:paragraph-rsid="001ea410" style:font-size-asian="10pt" style:font-size-complex="10pt"/>
    </style:style>
    <style:style style:name="P15" style:family="paragraph" style:parent-style-name="Standard">
      <style:text-properties fo:font-size="10pt" officeooo:rsid="003057ef" officeooo:paragraph-rsid="003057ef" style:font-size-asian="10pt" style:font-size-complex="10pt"/>
    </style:style>
    <style:style style:name="P16" style:family="paragraph" style:parent-style-name="Standard">
      <style:text-properties fo:font-size="10pt" officeooo:rsid="002032c3" officeooo:paragraph-rsid="003b0b8e" style:font-size-asian="10pt" style:font-size-complex="10pt"/>
    </style:style>
    <style:style style:name="P17" style:family="paragraph" style:parent-style-name="Standard">
      <style:text-properties fo:font-size="10pt" officeooo:rsid="002df988" officeooo:paragraph-rsid="002df988" style:font-size-asian="10pt" style:font-size-complex="10pt"/>
    </style:style>
    <style:style style:name="P18" style:family="paragraph" style:parent-style-name="Standard">
      <style:text-properties fo:font-size="13pt" fo:font-weight="bold" officeooo:rsid="00280f81" officeooo:paragraph-rsid="00280f81" style:font-size-asian="13pt" style:font-weight-asian="bold" style:font-size-complex="13pt" style:font-weight-complex="bold"/>
    </style:style>
    <style:style style:name="P19" style:family="paragraph" style:parent-style-name="Standard">
      <style:text-properties fo:font-size="13pt" officeooo:rsid="001d7cc9" officeooo:paragraph-rsid="001d7cc9" style:font-size-asian="13pt" style:font-size-complex="13pt"/>
    </style:style>
    <style:style style:name="P2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00cc00" fo:font-size="15pt" fo:font-weight="bold" officeooo:rsid="00331902" officeooo:paragraph-rsid="00331902" fo:background-color="#ffffff" style:font-size-asian="15pt" style:font-weight-asian="bold" style:font-size-complex="15pt" style:font-weight-complex="bold"/>
    </style:style>
    <style:style style:name="T1" style:family="text">
      <style:text-properties officeooo:rsid="0024f1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f45a" style:font-weight-asian="bold" style:font-weight-complex="bold"/>
    </style:style>
    <style:style style:name="T4" style:family="text">
      <style:text-properties fo:font-weight="bold" officeooo:rsid="002bece4" style:font-weight-asian="bold" style:font-weight-complex="bold"/>
    </style:style>
    <style:style style:name="T5" style:family="text">
      <style:text-properties fo:font-weight="bold" officeooo:rsid="002d143d" style:font-weight-asian="bold" style:font-weight-complex="bold"/>
    </style:style>
    <style:style style:name="T6" style:family="text">
      <style:text-properties officeooo:rsid="0029589a"/>
    </style:style>
    <style:style style:name="T7" style:family="text">
      <style:text-properties officeooo:rsid="002bece4"/>
    </style:style>
    <style:style style:name="T8" style:family="text">
      <style:text-properties officeooo:rsid="002d143d"/>
    </style:style>
    <style:style style:name="T9" style:family="text">
      <style:text-properties officeooo:rsid="003057ef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316253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cument for Some JavaScript Concept that use in Tenant</text:p>
      <text:p text:style-name="P9">Author : <text:s/>Garun Kumar Mishra</text:p>
      <text:p text:style-name="P9">Date: 2016-10-26</text:p>
      <text:p text:style-name="P20"/>
      <text:p text:style-name="P1"/>
      <text:p text:style-name="P1"/>
      <text:p text:style-name="P19"><text:span text:style-name="T3">1. </text:span><text:span text:style-name="T2">Java script code to find thye number of days between two dates.</text:span></text:p>
      <text:p text:style-name="P1"/>
      <text:p text:style-name="P1"/>
      <text:p text:style-name="P2"><text:span text:style-name="T5">a. </text:span><text:span text:style-name="T2">HTML /JSP : </text:span></text:p>
      <text:p text:style-name="P2"><text:span text:style-name="T10">&lt;input type="text" class="form-control input-xlarge" readonly="" required="" name="startDate" id="startDate" value="&lt;fmt:formatDate pattern="dd-MMM-yyyy" value="${list.startDate}"/&gt;" onclick="javascript:NewCssCal('periodStart', 'ddMMMyyyy', '', '', '', '', '')"&gt;</text:span></text:p>
      <text:p text:style-name="P16"><text:s/></text:p>
      <text:p text:style-name="P16">&lt;input type="hidden" class="form-control input-xlarge" readonly="" required="" name="todayDate" id="todayDate" value="&lt;fmt:formatDate pattern="dd-MMM-yyyy" value="&lt;%= new java.util.Date()%&gt;"/&gt;" &gt;</text:p>
      <text:p text:style-name="P1"/>
      <text:p text:style-name="P3"><text:span text:style-name="T8">b. </text:span>Java Script <text:s/>: </text:p>
      <text:p text:style-name="P4">&lt;script&gt;</text:p>
      <text:p text:style-name="P14"><text:s/>var startDate = document.getElementById('startDate').value;</text:p>
      <text:p text:style-name="P14"><text:s text:c="20"/>var todayDate = document.getElementById('todayDate').value;</text:p>
      <text:p text:style-name="P14"><text:s text:c="19"/><text:bookmark-start text:name="__DdeLink__68_1057257282"/><text:s/>var startDateSplit = startDate.split("-");</text:p>
      <text:p text:style-name="P14"><text:s text:c="20"/>var todayDateSplit = todayDate.split("-");</text:p>
      <text:p text:style-name="P14"><text:s text:c="20"/>var srtDate = new Date(startDateSplit[1] + '/' + startDateSplit[0] + '/' + startDateSplit[2]);</text:p>
      <text:p text:style-name="P14"><text:s text:c="20"/>var currentDate = new Date(todayDateSplit[1] + '/' + todayDateSplit[0] + '/' + todayDateSplit[2]);</text:p>
      <text:p text:style-name="P14"><text:s text:c="20"/><text:span text:style-name="T2">var timeDiff </text:span>= currentDate.getTime() - srtDate.getTime();</text:p>
      <text:p text:style-name="P14"><text:s text:c="18"/><text:span text:style-name="T2"><text:s text:c="2"/>var diffDate</text:span> = <text:bookmark-start text:name="__DdeLink__70_1057257282"/>Math.ceil(<text:bookmark-end text:name="__DdeLink__70_1057257282"/>timeDiff / (1000 * 3600 * 24));</text:p>
      <text:p text:style-name="P14"><text:s text:c="20"/>alert(diffDate);<text:bookmark-end text:name="__DdeLink__68_1057257282"/></text:p>
      <text:p text:style-name="P4">&lt;/script&gt;</text:p>
      <text:p text:style-name="P4"/>
      <text:p text:style-name="P18">2. <text:span text:style-name="T6">Check wether date is greater than or not.</text:span></text:p>
      <text:p text:style-name="P7"/>
      <text:p text:style-name="P8"><text:span text:style-name="T7">a. </text:span>HTML /JSP : </text:p>
      <text:p text:style-name="P17"><text:span text:style-name="T12">&lt;input type="text" class="form-control input-xlarge" readonly="" placeholder="Select Start Date" required="" name="periodStart" id="periodStart" autocomplete="off" onclick="javascript:NewCssCal('periodStart', 'ddMMMyyyy', '', '', '', '', '')"&gt;</text:span></text:p>
      <text:p text:style-name="P12"><text:span text:style-name="T10">&lt;input type="text" class="form-control" required="" placeholder="Select End Date" name="periodEnd" readonly="" id="periodEnd" autocomplete="off" <text:s/>onclick="javascript:NewCssCal('periodEnd', 'ddMMMyyyy', '', '', '', '', '')"&gt; </text:span></text:p>
      <text:p text:style-name="P10"><text:span text:style-name="T4">b. </text:span><text:span text:style-name="T2">Java Script <text:s/>: </text:span></text:p>
      <text:p text:style-name="P6">&lt;script&gt;</text:p>
      <text:p text:style-name="P13"><text:s/><text:span text:style-name="T9">var periodStart = document.getElementById('periodStart').value;</text:span></text:p>
      <text:p text:style-name="P15"><text:s text:c="20"/>var periodEnd = document.getElementById('periodEnd').value; <text:s text:c="18"/></text:p>
      <text:p text:style-name="P15"><text:s text:c="21"/>var startDateSplit = periodStart.split("-");</text:p>
      <text:p text:style-name="P15"><text:s text:c="20"/>var todayDateSplit = periodEnd.split("-");</text:p>
      <text:p text:style-name="P15"><text:s text:c="20"/>var srtDate = new Date(startDateSplit[1] + '/' + startDateSplit[0] + '/' + startDateSplit[2]);</text:p>
      <text:p text:style-name="P15"><text:s text:c="20"/>var currentDate = new Date(todayDateSplit[1] + '/' + todayDateSplit[0] + '/' + todayDateSplit[2]);</text:p>
      <text:p text:style-name="P15"><text:s text:c="20"/>var StartDateNumberOfDays = Math.ceil(srtDate.getTime() / (1000 * 3600 * 24));</text:p>
      <text:p text:style-name="P15"><text:s text:c="20"/>var EndDateNumberOfDays = Math.ceil(currentDate.getTime() / (1000 * 3600 * 24)); </text:p>
      <text:p text:style-name="P15"><text:s text:c="18"/></text:p>
      <text:p text:style-name="P15"><text:s text:c="20"/>if(EndDateNumberOfDays <text:s/>&lt; <text:s/>StartDateNumberOfDays ){</text:p>
      <text:p text:style-name="P15"><text:s text:c="25"/>alert('StartDate should not be greater than EndDate');</text:p>
      <text:p text:style-name="P15"><text:s text:c="25"/>return false;</text:p>
      <text:p text:style-name="P15"><text:s text:c="20"/>} </text:p>
      <text:p text:style-name="P6">&lt;/script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5:18:37.095622215</meta:creation-date>
    <dc:date>2016-10-26T14:26:17.721743888</dc:date>
    <meta:editing-duration>PT2H6M50S</meta:editing-duration>
    <meta:editing-cycles>31</meta:editing-cycles>
    <meta:generator>LibreOffice/4.2.8.2$Linux_X86_64 LibreOffice_project/420m0$Build-2</meta:generator>
    <meta:document-statistic meta:table-count="0" meta:image-count="0" meta:object-count="0" meta:page-count="1" meta:paragraph-count="40" meta:word-count="262" meta:character-count="2866" meta:non-whitespace-character-count="2198"/>
  </office:meta>
</office:document-meta>
</file>